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3-05-25">
            <text:p>05/25/13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 table:number-rows-repeated="119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5T18:26:53</dc:date>
    <meta:editing-cycles>489</meta:editing-cycles>
    <meta:editing-duration>PT8H32M16S</meta:editing-duration>
    <meta:document-statistic meta:table-count="1" meta:cell-count="89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